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cimalpart</text:p>
          </table:table-cell>
          <table:table-cell office:value-type="string" calcext:value-type="string">
            <text:p>factorial</text:p>
          </table:table-cell>
          <table:table-cell table:style-name="Default" office:value-type="string" calcext:value-type="string">
            <text:p>is prime</text:p>
          </table:table-cell>
          <table:table-cell table:style-name="Default" office:value-type="string" calcext:value-type="string">
            <text:p>is even</text:p>
          </table:table-cell>
          <table:table-cell office:value-type="string" calcext:value-type="string">
            <text:p>is divisible by</text:p>
          </table:table-cell>
          <table:table-cell office:value-type="string" calcext:value-type="string">
            <text:p>division without error</text:p>
          </table:table-cell>
          <table:table-cell/>
          <table:table-cell office:value-type="string" calcext:value-type="string">
            <text:p>milestokm</text:p>
          </table:table-cell>
          <table:table-cell office:value-type="string" calcext:value-type="string">
            <text:p>kmtomiles</text:p>
          </table:table-cell>
          <table:table-cell office:value-type="string" calcext:value-type="string">
            <text:p>tocelcius</text:p>
          </table:table-cell>
          <table:table-cell office:value-type="string" calcext:value-type="string">
            <text:p>tofah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,35</text:p>
          </table:table-cell>
          <table:table-cell table:formula="of:=DECIMALPART([.B3])" office:value-type="float" office:value="0.35" calcext:value-type="float">
            <text:p>0,35</text:p>
          </table:table-cell>
          <table:table-cell/>
          <table:table-cell table:style-name="Default"/>
          <table:table-cell table:formula="of:=ISEVEN([.B3])" office:value-type="string" office:string-value="0" calcext:value-type="string">
            <text:p>0</text:p>
          </table:table-cell>
          <table:table-cell table:formula="of:=ISDIVISIBLEBY([.B3];[.A3])" office:value-type="string" office:string-value="0" calcext:value-type="string">
            <text:p>0</text:p>
          </table:table-cell>
          <table:table-cell table:formula="of:=DIVISION([.B3];[.A3])" office:value-type="float" office:value="2.35" calcext:value-type="float">
            <text:p>2,35</text:p>
          </table:table-cell>
          <table:table-cell office:value-type="float" office:value="1" calcext:value-type="float">
            <text:p>1</text:p>
          </table:table-cell>
          <table:table-cell table:formula="of:=TOKM([.I3])" office:value-type="float" office:value="1.609344" calcext:value-type="float">
            <text:p>1,609344</text:p>
          </table:table-cell>
          <table:table-cell table:formula="of:=TOMILE([.I3])" office:value-type="float" office:value="0.621371192237334" calcext:value-type="float">
            <text:p>0,621371192237334</text:p>
          </table:table-cell>
          <table:table-cell table:formula="of:=TOCELCIUS([.I3])" office:value-type="float" office:value="-17.2222222222222" calcext:value-type="float">
            <text:p>-17,2222222222222</text:p>
          </table:table-cell>
          <table:table-cell table:formula="of:=TOFAHR([.I3])" office:value-type="float" office:value="33.8" calcext:value-type="float">
            <text:p>33,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DECIMALPART([.B4])" office:value-type="float" office:value="0" calcext:value-type="float">
            <text:p>0</text:p>
          </table:table-cell>
          <table:table-cell/>
          <table:table-cell table:style-name="Default"/>
          <table:table-cell table:formula="of:=ISEVEN([.B4])" office:value-type="string" office:string-value="1" calcext:value-type="string">
            <text:p>1</text:p>
          </table:table-cell>
          <table:table-cell table:formula="of:=ISDIVISIBLEBY([.B4];[.A4])" office:value-type="string" office:string-value="1" calcext:value-type="string">
            <text:p>1</text:p>
          </table:table-cell>
          <table:table-cell table:formula="of:=DIVISION([.B4];[.A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TOKM([.I4])" office:value-type="float" office:value="3.218688" calcext:value-type="float">
            <text:p>3,218688</text:p>
          </table:table-cell>
          <table:table-cell table:formula="of:=TOMILE([.I4])" office:value-type="float" office:value="1.24274238447467" calcext:value-type="float">
            <text:p>1,24274238447467</text:p>
          </table:table-cell>
          <table:table-cell table:formula="of:=TOCELCIUS([.I4])" office:value-type="float" office:value="-16.6666666666667" calcext:value-type="float">
            <text:p>-16,6666666666667</text:p>
          </table:table-cell>
          <table:table-cell table:formula="of:=TOFAHR([.I4])"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9864" calcext:value-type="float">
            <text:p>6,39864</text:p>
          </table:table-cell>
          <table:table-cell table:formula="of:=DECIMALPART([.B5])" office:value-type="float" office:value="0.39864" calcext:value-type="float">
            <text:p>0,39864</text:p>
          </table:table-cell>
          <table:table-cell/>
          <table:table-cell table:style-name="Default"/>
          <table:table-cell table:formula="of:=ISEVEN([.B5])" office:value-type="string" office:string-value="0" calcext:value-type="string">
            <text:p>0</text:p>
          </table:table-cell>
          <table:table-cell table:formula="of:=ISDIVISIBLEBY([.B5];[.A5])" office:value-type="string" office:string-value="0" calcext:value-type="string">
            <text:p>0</text:p>
          </table:table-cell>
          <table:table-cell table:formula="of:=DIVISION([.B5];[.A5])" office:value-type="float" office:value="2.13288" calcext:value-type="float">
            <text:p>2,13288</text:p>
          </table:table-cell>
          <table:table-cell office:value-type="float" office:value="3" calcext:value-type="float">
            <text:p>3</text:p>
          </table:table-cell>
          <table:table-cell table:formula="of:=TOKM([.I5])" office:value-type="float" office:value="4.828032" calcext:value-type="float">
            <text:p>4,828032</text:p>
          </table:table-cell>
          <table:table-cell table:formula="of:=TOMILE([.I5])" office:value-type="float" office:value="1.864113576712" calcext:value-type="float">
            <text:p>1,864113576712</text:p>
          </table:table-cell>
          <table:table-cell table:formula="of:=TOCELCIUS([.I5])" office:value-type="float" office:value="-16.1111111111111" calcext:value-type="float">
            <text:p>-16,1111111111111</text:p>
          </table:table-cell>
          <table:table-cell table:formula="of:=TOFAHR([.I5])"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ACTORIAL([.B6])" office:value-type="float" office:value="1" calcext:value-type="float">
            <text:p>1</text:p>
          </table:table-cell>
          <table:table-cell table:formula="of:=ISPRIME([.B6])" office:value-type="boolean" office:boolean-value="false" calcext:value-type="boolean">
            <text:p>FAUX</text:p>
          </table:table-cell>
          <table:table-cell table:formula="of:=ISEVEN([.B6])" office:value-type="string" office:string-value="1" calcext:value-type="string">
            <text:p>1</text:p>
          </table:table-cell>
          <table:table-cell table:formula="of:=ISDIVISIBLEBY([.B6];[.A6])" office:value-type="string" office:string-value="1" calcext:value-type="string">
            <text:p>1</text:p>
          </table:table-cell>
          <table:table-cell table:formula="of:=DIVISION([.B6];[.A6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TOKM([.I6])" office:value-type="float" office:value="160.9344" calcext:value-type="float">
            <text:p>160,9344</text:p>
          </table:table-cell>
          <table:table-cell table:formula="of:=TOMILE([.I6])" office:value-type="float" office:value="62.1371192237334" calcext:value-type="float">
            <text:p>62,1371192237334</text:p>
          </table:table-cell>
          <table:table-cell table:formula="of:=TOCELCIUS([.I6])" office:value-type="float" office:value="37.7777777777778" calcext:value-type="float">
            <text:p>37,7777777777778</text:p>
          </table:table-cell>
          <table:table-cell table:formula="of:=TOFAHR([.I6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FACTORIAL([.B7])" office:value-type="float" office:value="1" calcext:value-type="float">
            <text:p>1</text:p>
          </table:table-cell>
          <table:table-cell table:formula="of:=ISPRIME([.B7])" office:value-type="boolean" office:boolean-value="false" calcext:value-type="boolean">
            <text:p>FAUX</text:p>
          </table:table-cell>
          <table:table-cell table:formula="of:=ISEVEN([.B7])" office:value-type="string" office:string-value="0" calcext:value-type="string">
            <text:p>0</text:p>
          </table:table-cell>
          <table:table-cell table:formula="of:=ISDIVISIBLEBY([.B7];[.A7])" office:value-type="string" office:string-value="0" calcext:value-type="string">
            <text:p>0</text:p>
          </table:table-cell>
          <table:table-cell table:formula="of:=DIVISION([.B7];[.A7])"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 table:formula="of:=TOKM([.I7])" office:value-type="float" office:value="96.56064" calcext:value-type="float">
            <text:p>96,56064</text:p>
          </table:table-cell>
          <table:table-cell table:formula="of:=TOMILE([.I7])" office:value-type="float" office:value="37.28227153424" calcext:value-type="float">
            <text:p>37,28227153424</text:p>
          </table:table-cell>
          <table:table-cell table:formula="of:=TOCELCIUS([.I7])" office:value-type="float" office:value="15.5555555555556" calcext:value-type="float">
            <text:p>15,5555555555556</text:p>
          </table:table-cell>
          <table:table-cell table:formula="of:=TOFAHR([.I7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FACTORIAL([.B8])" office:value-type="float" office:value="2" calcext:value-type="float">
            <text:p>2</text:p>
          </table:table-cell>
          <table:table-cell table:formula="of:=ISPRIME([.B8])" office:value-type="boolean" office:boolean-value="true" calcext:value-type="boolean">
            <text:p>VRAI</text:p>
          </table:table-cell>
          <table:table-cell table:formula="of:=ISEVEN([.B8])" office:value-type="string" office:string-value="1" calcext:value-type="string">
            <text:p>1</text:p>
          </table:table-cell>
          <table:table-cell table:formula="of:=ISDIVISIBLEBY([.B8];[.A8])" office:value-type="string" office:string-value="0" calcext:value-type="string">
            <text:p>0</text:p>
          </table:table-cell>
          <table:table-cell table:formula="of:=DIVISION([.B8];[.A8])" office:value-type="float" office:value="0.666666666666667" calcext:value-type="float">
            <text:p>0,666666666666667</text:p>
          </table:table-cell>
          <table:table-cell office:value-type="float" office:value="220" calcext:value-type="float">
            <text:p>220</text:p>
          </table:table-cell>
          <table:table-cell table:formula="of:=TOKM([.I8])" office:value-type="float" office:value="354.05568" calcext:value-type="float">
            <text:p>354,05568</text:p>
          </table:table-cell>
          <table:table-cell table:formula="of:=TOMILE([.I8])" office:value-type="float" office:value="136.701662292213" calcext:value-type="float">
            <text:p>136,701662292213</text:p>
          </table:table-cell>
          <table:table-cell table:formula="of:=TOCELCIUS([.I8])" office:value-type="float" office:value="104.444444444444" calcext:value-type="float">
            <text:p>104,444444444444</text:p>
          </table:table-cell>
          <table:table-cell table:formula="of:=TOFAHR([.I8]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FACTORIAL([.B9])" office:value-type="float" office:value="6" calcext:value-type="float">
            <text:p>6</text:p>
          </table:table-cell>
          <table:table-cell table:formula="of:=ISPRIME([.B9])" office:value-type="boolean" office:boolean-value="true" calcext:value-type="boolean">
            <text:p>VRAI</text:p>
          </table:table-cell>
          <table:table-cell table:formula="of:=ISEVEN([.B9])" office:value-type="string" office:string-value="0" calcext:value-type="string">
            <text:p>0</text:p>
          </table:table-cell>
          <table:table-cell table:formula="of:=ISDIVISIBLEBY([.B9];[.A9])" office:value-type="string" office:string-value="1" calcext:value-type="string">
            <text:p>1</text:p>
          </table:table-cell>
          <table:table-cell table:formula="of:=DIVISION([.B9];[.A9])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formula="of:=TOKM([.I9])" office:value-type="float" office:value="193.12128" calcext:value-type="float">
            <text:p>193,12128</text:p>
          </table:table-cell>
          <table:table-cell table:formula="of:=TOMILE([.I9])" office:value-type="float" office:value="74.5645430684801" calcext:value-type="float">
            <text:p>74,5645430684801</text:p>
          </table:table-cell>
          <table:table-cell table:formula="of:=TOCELCIUS([.I9])" office:value-type="float" office:value="48.8888888888889" calcext:value-type="float">
            <text:p>48,8888888888889</text:p>
          </table:table-cell>
          <table:table-cell table:formula="of:=TOFAHR([.I9]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FACTORIAL([.B10])" office:value-type="float" office:value="24" calcext:value-type="float">
            <text:p>24</text:p>
          </table:table-cell>
          <table:table-cell table:formula="of:=ISPRIME([.B10])" office:value-type="boolean" office:boolean-value="false" calcext:value-type="boolean">
            <text:p>FAUX</text:p>
          </table:table-cell>
          <table:table-cell table:formula="of:=ISEVEN([.B10])" office:value-type="string" office:string-value="1" calcext:value-type="string">
            <text:p>1</text:p>
          </table:table-cell>
          <table:table-cell table:formula="of:=ISDIVISIBLEBY([.B10];[.A10])" office:value-type="string" office:string-value="1" calcext:value-type="string">
            <text:p>1</text:p>
          </table:table-cell>
          <table:table-cell table:formula="of:=DIVISION([.B10];[.A10]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TOKM([.I10])" office:value-type="float" office:value="40.2336" calcext:value-type="float">
            <text:p>40,2336</text:p>
          </table:table-cell>
          <table:table-cell table:formula="of:=TOMILE([.I10])" office:value-type="float" office:value="15.5342798059334" calcext:value-type="float">
            <text:p>15,5342798059334</text:p>
          </table:table-cell>
          <table:table-cell table:formula="of:=TOCELCIUS([.I10])" office:value-type="float" office:value="-3.88888888888889" calcext:value-type="float">
            <text:p>-3,88888888888889</text:p>
          </table:table-cell>
          <table:table-cell table:formula="of:=TOFAHR([.I10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FACTORIAL([.B11])" office:value-type="float" office:value="120" calcext:value-type="float">
            <text:p>120</text:p>
          </table:table-cell>
          <table:table-cell table:formula="of:=ISPRIME([.B11])" office:value-type="boolean" office:boolean-value="true" calcext:value-type="boolean">
            <text:p>VRAI</text:p>
          </table:table-cell>
          <table:table-cell table:formula="of:=ISEVEN([.B11])" office:value-type="string" office:string-value="0" calcext:value-type="string">
            <text:p>0</text:p>
          </table:table-cell>
          <table:table-cell table:formula="of:=ISDIVISIBLEBY([.B11];[.A11])" office:value-type="string" office:string-value="0" calcext:value-type="string">
            <text:p>0</text:p>
          </table:table-cell>
          <table:table-cell table:formula="of:=DIVISION([.B11];[.A11])" office:value-type="float" office:value="1.66666666666667" calcext:value-type="float">
            <text:p>1,66666666666667</text:p>
          </table:table-cell>
          <table:table-cell office:value-type="float" office:value="69" calcext:value-type="float">
            <text:p>69</text:p>
          </table:table-cell>
          <table:table-cell table:formula="of:=TOKM([.I11])" office:value-type="float" office:value="111.044736" calcext:value-type="float">
            <text:p>111,044736</text:p>
          </table:table-cell>
          <table:table-cell table:formula="of:=TOMILE([.I11])" office:value-type="float" office:value="42.8746122643761" calcext:value-type="float">
            <text:p>42,8746122643761</text:p>
          </table:table-cell>
          <table:table-cell table:formula="of:=TOCELCIUS([.I11])" office:value-type="float" office:value="20.5555555555556" calcext:value-type="float">
            <text:p>20,5555555555556</text:p>
          </table:table-cell>
          <table:table-cell table:formula="of:=TOFAHR([.I11])" office:value-type="float" office:value="156.2" calcext:value-type="float">
            <text:p>156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FACTORIAL([.B12])" office:value-type="float" office:value="720" calcext:value-type="float">
            <text:p>720</text:p>
          </table:table-cell>
          <table:table-cell table:formula="of:=ISPRIME([.B12])" office:value-type="boolean" office:boolean-value="false" calcext:value-type="boolean">
            <text:p>FAUX</text:p>
          </table:table-cell>
          <table:table-cell table:formula="of:=ISEVEN([.B12])" office:value-type="string" office:string-value="1" calcext:value-type="string">
            <text:p>1</text:p>
          </table:table-cell>
          <table:table-cell table:formula="of:=ISDIVISIBLEBY([.B12];[.A12])" office:value-type="string" office:string-value="1" calcext:value-type="string">
            <text:p>1</text:p>
          </table:table-cell>
          <table:table-cell table:formula="of:=DIVISION([.B12];[.A12])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formula="of:=TOKM([.I12])" office:value-type="float" office:value="86.904576" calcext:value-type="float">
            <text:p>86,904576</text:p>
          </table:table-cell>
          <table:table-cell table:formula="of:=TOMILE([.I12])" office:value-type="float" office:value="33.554044380816" calcext:value-type="float">
            <text:p>33,554044380816</text:p>
          </table:table-cell>
          <table:table-cell table:formula="of:=TOCELCIUS([.I12])" office:value-type="float" office:value="12.2222222222222" calcext:value-type="float">
            <text:p>12,2222222222222</text:p>
          </table:table-cell>
          <table:table-cell table:formula="of:=TOFAHR([.I12])" office:value-type="float" office:value="129.2" calcext:value-type="float">
            <text:p>129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FACTORIAL([.B13])" office:value-type="float" office:value="5040" calcext:value-type="float">
            <text:p>5040</text:p>
          </table:table-cell>
          <table:table-cell table:formula="of:=ISPRIME([.B13])" office:value-type="boolean" office:boolean-value="true" calcext:value-type="boolean">
            <text:p>VRAI</text:p>
          </table:table-cell>
          <table:table-cell table:formula="of:=ISEVEN([.B13])" office:value-type="string" office:string-value="0" calcext:value-type="string">
            <text:p>0</text:p>
          </table:table-cell>
          <table:table-cell table:formula="of:=ISDIVISIBLEBY([.B13];[.A13])" office:value-type="string" office:string-value="0" calcext:value-type="string">
            <text:p>0</text:p>
          </table:table-cell>
          <table:table-cell table:formula="of:=DIVISION([.B13];[.A13])" office:value-type="float" office:value="2.33333333333333" calcext:value-type="float">
            <text:p>2,33333333333333</text:p>
          </table:table-cell>
          <table:table-cell office:value-type="float" office:value="54" calcext:value-type="float">
            <text:p>54</text:p>
          </table:table-cell>
          <table:table-cell table:formula="of:=TOKM([.I13])" office:value-type="float" office:value="86.904576" calcext:value-type="float">
            <text:p>86,904576</text:p>
          </table:table-cell>
          <table:table-cell table:formula="of:=TOMILE([.I13])" office:value-type="float" office:value="33.554044380816" calcext:value-type="float">
            <text:p>33,554044380816</text:p>
          </table:table-cell>
          <table:table-cell table:formula="of:=TOCELCIUS([.I13])" office:value-type="float" office:value="12.2222222222222" calcext:value-type="float">
            <text:p>12,2222222222222</text:p>
          </table:table-cell>
          <table:table-cell table:formula="of:=TOFAHR([.I13])" office:value-type="float" office:value="129.2" calcext:value-type="float">
            <text:p>129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FACTORIAL([.B14])" office:value-type="float" office:value="40320" calcext:value-type="float">
            <text:p>40320</text:p>
          </table:table-cell>
          <table:table-cell table:formula="of:=ISPRIME([.B14])" office:value-type="boolean" office:boolean-value="false" calcext:value-type="boolean">
            <text:p>FAUX</text:p>
          </table:table-cell>
          <table:table-cell table:formula="of:=ISEVEN([.B14])" office:value-type="string" office:string-value="1" calcext:value-type="string">
            <text:p>1</text:p>
          </table:table-cell>
          <table:table-cell table:formula="of:=ISDIVISIBLEBY([.B14];[.A14])" office:value-type="string" office:string-value="1" calcext:value-type="string">
            <text:p>1</text:p>
          </table:table-cell>
          <table:table-cell table:formula="of:=DIVISION([.B14];[.A14])"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formula="of:=TOKM([.I14])" office:value-type="float" office:value="378.19584" calcext:value-type="float">
            <text:p>378,19584</text:p>
          </table:table-cell>
          <table:table-cell table:formula="of:=TOMILE([.I14])" office:value-type="float" office:value="146.022230175774" calcext:value-type="float">
            <text:p>146,022230175774</text:p>
          </table:table-cell>
          <table:table-cell table:formula="of:=TOCELCIUS([.I14])" office:value-type="float" office:value="112.777777777778" calcext:value-type="float">
            <text:p>112,777777777778</text:p>
          </table:table-cell>
          <table:table-cell table:formula="of:=TOFAHR([.I14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,1</text:p>
          </table:table-cell>
          <table:table-cell/>
          <table:table-cell table:formula="of:=FACTORIAL([.B15])" office:value-type="float" office:value="0" calcext:value-type="float">
            <text:p>0</text:p>
          </table:table-cell>
          <table:table-cell table:formula="of:=ISPRIME([.B15])" office:value-type="boolean" office:boolean-value="false" calcext:value-type="boolean">
            <text:p>FAUX</text:p>
          </table:table-cell>
          <table:table-cell table:formula="of:=ISEVEN([.B15])" office:value-type="string" office:string-value="0" calcext:value-type="string">
            <text:p>0</text:p>
          </table:table-cell>
          <table:table-cell table:formula="of:=ISDIVISIBLEBY([.B15];[.A15])" office:value-type="string" office:string-value="0" calcext:value-type="string">
            <text:p>0</text:p>
          </table:table-cell>
          <table:table-cell table:formula="of:=DIVISION([.B15];[.A15])" office:value-type="float" office:value="4.05" calcext:value-type="float">
            <text:p>4,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formula="of:=ISEVEN([.B16])" office:value-type="string" office:string-value="1" calcext:value-type="string">
            <text:p>1</text:p>
          </table:table-cell>
          <table:table-cell table:formula="of:=ISDIVISIBLEBY([.B16];[.A16])" office:value-type="string" office:string-value="0" calcext:value-type="string">
            <text:p>0</text:p>
          </table:table-cell>
          <table:table-cell table:formula="of:=DIVISION([.B16];[.A16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21:44:00.970072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8:24:40.046133817</meta:creation-date>
    <dc:date>2017-07-03T22:20:16.876966265</dc:date>
    <meta:editing-duration>PT1H55M36S</meta:editing-duration>
    <meta:editing-cycles>12</meta:editing-cycles>
    <meta:generator>LibreOffice/5.3.3.2$Linux_X86_64 LibreOffice_project/30m0$Build-2</meta:generator>
    <meta:document-statistic meta:table-count="1" meta:cell-count="163" meta:object-count="0"/>
  </office:meta>
</office:document-meta>
</file>